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5cm" fo:min-width="7.5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7.9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6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cm" svg:height="2.8cm" svg:x="1.6cm" svg:y="13.2cm">
          <text:p text:style-name="P1">Tr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cm" svg:height="1.4cm" svg:x="4.4cm" svg:y="11.4cm">
          <text:p text:style-name="P1">ESP826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2.4cm" svg:x="9.2cm" svg:y="5cm">
          <text:p text:style-name="P1">Train Se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cm" svg:height="1.6cm" svg:x="8.2cm" svg:y="3cm">
          <text:p text:style-name="P1">ESPlorer – TrainConfi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cm" svg:height="1.6cm" svg:x="15.2cm" svg:y="3cm">
          <text:p text:style-name="P1">WebServ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cm" svg:height="1.6cm" svg:x="19cm" svg:y="14cm">
          <text:p text:style-name="P1">Train Controller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2.8cm" svg:y1="14cm" svg:x2="20.8cm" svg:y2="5.2cm">
          <text:p/>
        </draw:line>
        <draw:line draw:style-name="gr5" draw:text-style-name="P2" draw:layer="layout" svg:x1="12cm" svg:y1="7.8cm" svg:x2="8.2cm" svg:y2="11.4cm">
          <text:p/>
        </draw:line>
        <draw:line draw:style-name="gr5" draw:text-style-name="P2" draw:layer="layout" svg:x1="8.4cm" svg:y1="6.4cm" svg:x2="6.4cm" svg:y2="11cm">
          <text:p/>
        </draw:line>
        <draw:custom-shape draw:style-name="gr4" draw:text-style-name="P1" draw:layer="layout" svg:width="6.8cm" svg:height="1.6cm" svg:x="12.2cm" svg:y="1cm">
          <text:p text:style-name="P1">Jav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cm" svg:height="1.6cm" svg:x="19cm" svg:y="14cm">
          <text:p text:style-name="P1">Train Controll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8cm" svg:height="1.6cm" svg:x="19cm" svg:y="15.8cm">
          <text:p text:style-name="P1">Javascript/JQuer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8T20:29:06.295272987</meta:creation-date>
    <dc:date>2015-12-08T20:36:17.987414249</dc:date>
    <meta:editing-duration>PT7M12S</meta:editing-duration>
    <meta:editing-cycles>2</meta:editing-cycles>
    <meta:generator>LibreOffice/4.4.6.3$Linux_X86_64 LibreOffice_project/40m0$Build-3</meta:generator>
    <meta:document-statistic meta:object-count="35"/>
  </office:meta>
</office:document-meta>
</file>